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6188" officeooo:paragraph-rsid="00060c52"/>
    </style:style>
    <style:style style:name="P2" style:family="paragraph" style:parent-style-name="Standard">
      <style:text-properties officeooo:rsid="000800f4" officeooo:paragraph-rsid="000800f4"/>
    </style:style>
    <style:style style:name="P3" style:family="paragraph" style:parent-style-name="Standard">
      <style:text-properties officeooo:rsid="00060c52" officeooo:paragraph-rsid="00060c52"/>
    </style:style>
    <style:style style:name="P4" style:family="paragraph" style:parent-style-name="Standard">
      <style:text-properties officeooo:rsid="000800f4" officeooo:paragraph-rsid="000800f4"/>
    </style:style>
    <style:style style:name="P5" style:family="paragraph" style:parent-style-name="Standard">
      <style:text-properties officeooo:rsid="0009e2a9" officeooo:paragraph-rsid="0009e2a9"/>
    </style:style>
    <style:style style:name="P6" style:family="paragraph" style:parent-style-name="Standard">
      <style:text-properties officeooo:rsid="000b3a33" officeooo:paragraph-rsid="000b3a33"/>
    </style:style>
    <style:style style:name="P7" style:family="paragraph" style:parent-style-name="Standard">
      <style:text-properties officeooo:rsid="000c5e41" officeooo:paragraph-rsid="000c5e41"/>
    </style:style>
    <style:style style:name="T1" style:family="text">
      <style:text-properties officeooo:rsid="00060c52"/>
    </style:style>
    <style:style style:name="T2" style:family="text">
      <style:text-properties officeooo:rsid="0009e2a9"/>
    </style:style>
    <style:style style:name="T3" style:family="text">
      <style:text-properties officeooo:rsid="000b3a33"/>
    </style:style>
    <style:style style:name="T4" style:family="text">
      <style:text-properties officeooo:rsid="000bf18b"/>
    </style:style>
    <style:style style:name="T5" style:family="text">
      <style:text-properties officeooo:rsid="000c5e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ORT <text:tab/><text:tab/><text:tab/><text:tab/><text:tab/><text:span text:style-name="T1">THE MOST TRENDS APP AND CHANGES</text:span></text:p>
      <text:p text:style-name="P1"/>
      <text:p text:style-name="P3"><text:s/></text:p>
      <text:p text:style-name="P1"/>
      <text:p text:style-name="P2">The main our purpose of this report is to give and overview of the changes for a florida’s forum.</text:p>
      <text:p text:style-name="P2"/>
      <text:p text:style-name="P2">SEO friendly in a URL .</text:p>
      <text:p text:style-name="P2">Nowadays if you enter in florida’s website you can see the routes of the url. I think its not a good practice because the client <text:span text:style-name="T2">shoudn’t see this direction. Its annoying and they don’t like this.</text:span></text:p>
      <text:p text:style-name="P5">Florida is made with php language and its more easy to route.</text:p>
      <text:p text:style-name="P5"/>
      <text:p text:style-name="P5"/>
      <text:p text:style-name="P5">Florida social media and servers.</text:p>
      <text:p text:style-name="P5"/>
      <text:p text:style-name="P5">Sometimes and thanks for the covid, the people has develoup a new behaviors <text:s/>to be alone and don’t make relationship <text:span text:style-name="T3">with the people</text:span>. <text:s/><text:span text:style-name="T3">Florida should develop a new social media to begin new relationships. </text:span></text:p>
      <text:p text:style-name="P5"/>
      <text:p text:style-name="P6">The floridas server always are disconect and his students <text:span text:style-name="T4">can’t do the works. Florida need change his servers andput more secure in his acounts. His page is pretty and use a monocromatic color’s, but in his styles doesn’t </text:span><text:span text:style-name="T5">be a suited <text:s/>in best school forums.</text:span></text:p>
      <text:p text:style-name="P6"/>
      <text:p text:style-name="P6"/>
      <text:p text:style-name="P7">The main are of concern amoung are the students and teachers to make new task and haven’t suffer errors.</text:p>
      <text:p text:style-name="P7">Regards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Blue_20_Touch" draw:display-name="Blue Touch" draw:style="linear" draw:start-color="#b4c7dc" draw:end-color="#dee6ef" draw:start-intensity="100%" draw:end-intensity="100%" draw:angle="1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74pt solid #000000" fo:padding="0.049cm" fo:background-color="#c9d7e6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c9d7e6" draw:fill-gradient-name="Blue_20_Touch" draw:gradient-step-count="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gradient" draw:background-size="full" draw:fill-color="#c9d7e6" draw:fill-gradient-name="Blue_20_Touch" draw:gradient-step-count="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1T10:09:23.752000000</meta:creation-date>
    <dc:date>2022-10-12T22:55:51.462000000</dc:date>
    <meta:editing-duration>PT46M21S</meta:editing-duration>
    <meta:editing-cycles>3</meta:editing-cycles>
    <meta:generator>LibreOffice/7.3.3.2$Windows_X86_64 LibreOffice_project/d1d0ea68f081ee2800a922cac8f79445e4603348</meta:generator>
    <meta:document-statistic meta:table-count="0" meta:image-count="0" meta:object-count="0" meta:page-count="1" meta:paragraph-count="11" meta:word-count="184" meta:character-count="1027" meta:non-whitespace-character-count="843"/>
  </office:meta>
</office:document-meta>
</file>